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87b42" officeooo:paragraph-rsid="00187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orque al darle un escalón en Estima, se ha sacrificado el nivel inferior pero mas importante que es la necesidad social de relaciones humanas y amistad.</text:p>
      <text:p text:style-name="P1"/>
      <text:p text:style-name="P1">2. </text:p>
      <text:p text:style-name="P1"/>
      <text:p text:style-name="P1">3.</text:p>
      <text:p text:style-name="P1"/>
      <text:p text:style-name="P1">CASO 2</text:p>
      <text:p text:style-name="P1">1. Expectativas de Vroom</text:p>
      <text:p text:style-name="P1">2. Un punto mas a quienes la hag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5:45:00.724857855</meta:creation-date>
    <dc:date>2023-11-20T15:55:46.045856067</dc:date>
    <meta:editing-duration>PT10M47S</meta:editing-duration>
    <meta:editing-cycles>1</meta:editing-cycles>
    <meta:document-statistic meta:table-count="0" meta:image-count="0" meta:object-count="0" meta:page-count="1" meta:paragraph-count="6" meta:word-count="43" meta:character-count="226" meta:non-whitespace-character-count="188"/>
    <meta:generator>LibreOffice/7.4.7.2$Linux_X86_64 LibreOffice_project/40$Build-2</meta:generator>
  </office:meta>
</office:document-meta>
</file>